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modern" style:font-pitch="fixed"/>
    <style:font-face style:name="LM Roman 10" svg:font-family="'LM Roman 10'" style:font-pitch="variable"/>
    <style:font-face style:name="Liberation Sans1" svg:font-family="'Liberation Sans'" style:font-pitch="variable"/>
    <style:font-face style:name="Courier" svg:font-family="Courier"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ff950e" draw:opacity="50%" draw:textarea-horizontal-align="justify" draw:textarea-vertical-align="middle" draw:auto-grow-height="false" draw:shadow-opacity="50%"/>
    </style:style>
    <style:style style:name="gr2" style:family="graphic" style:parent-style-name="standard">
      <style:graphic-properties draw:fill-color="#ff950e" draw:opacity="50%" draw:textarea-horizontal-align="justify" draw:textarea-vertical-align="middle" draw:auto-grow-height="false" draw:shadow-opacity="50%"/>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fill="solid" draw:fill-color="#ffffff" draw:textarea-horizontal-align="justify" draw:textarea-vertical-align="middle" draw:auto-grow-height="false"/>
    </style:style>
    <style:style style:name="gr5" style:family="graphic" style:parent-style-name="standard">
      <style:graphic-properties draw:fill="solid" draw:fill-color="#33ff99" draw:textarea-horizontal-align="justify" draw:textarea-vertical-align="middle" draw:auto-grow-height="false"/>
    </style:style>
    <style:style style:name="gr6" style:family="graphic" style:parent-style-name="standard">
      <style:graphic-properties draw:fill="solid" draw:fill-color="#579d1c" draw:textarea-horizontal-align="justify" draw:textarea-vertical-align="middle" draw:auto-grow-height="false" fo:min-height="0cm" fo:min-width="0cm" fo:wrap-option="no-wrap"/>
    </style:style>
    <style:style style:name="gr7" style:family="graphic" style:parent-style-name="standard">
      <style:graphic-properties draw:fill="solid" draw:fill-color="#729fcf" draw:opacity="50%" draw:textarea-horizontal-align="justify" draw:textarea-vertical-align="middle" draw:auto-grow-height="false" draw:shadow-opacity="50%"/>
    </style:style>
    <style:style style:name="gr8" style:family="graphic" style:parent-style-name="standard">
      <style:graphic-properties draw:stroke="none" svg:stroke-color="#000000" draw:fill="none" draw:fill-color="#ffffff" fo:min-height="9.2cm"/>
    </style:style>
    <style:style style:name="P1" style:family="paragraph">
      <style:paragraph-properties fo:text-align="center"/>
    </style:style>
    <style:style style:name="P2" style:family="paragraph">
      <style:paragraph-properties fo:text-align="center"/>
      <style:text-properties fo:font-size="14pt" fo:font-style="italic" style:font-size-asian="14pt" style:font-style-asian="italic" style:font-size-complex="14pt" style:font-style-complex="italic"/>
    </style:style>
    <style:style style:name="P3" style:family="paragraph">
      <style:paragraph-properties fo:text-align="center"/>
      <style:text-properties fo:font-size="14pt" style:font-size-asian="14pt" style:font-size-complex="14pt"/>
    </style:style>
    <style:style style:name="P4" style:family="paragraph">
      <style:paragraph-properties fo:text-align="center"/>
      <style:text-properties fo:font-size="12pt" style:font-size-asian="18pt" style:font-size-complex="18pt"/>
    </style:style>
    <style:style style:name="T1" style:family="text">
      <style:text-properties fo:font-size="14pt" style:font-size-asian="14pt" style:font-size-complex="14pt"/>
    </style:style>
    <style:style style:name="T2"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2" xml:id="id1" draw:id="id1" draw:layer="layout" svg:width="9cm" svg:height="1.5cm" svg:x="4.2cm" svg:y="5.9cm">
          <text:p text:style-name="P1"><text:span text:style-name="T1">&lt;http://stodap.org/tags/Budget&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2" draw:id="id2" draw:layer="layout" svg:width="9.7cm" svg:height="1.5cm" svg:x="8.3cm" svg:y="3.901cm">
          <text:p text:style-name="P1"><text:span text:style-name="T1">&lt;http://stodap.org/tags/Spending&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3" draw:id="id3" draw:layer="layout" svg:width="8.4cm" svg:height="1.5cm" svg:x="9.7cm" svg:y="1.9cm">
          <text:p text:style-name="P1"><text:span text:style-name="T1">&lt;http://stodap.org/tags/Tax&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1" draw:layer="layout" draw:type="curve" draw:line-skew="2.338cm 3.364cm" svg:x1="8.7cm" svg:y1="5.9cm" svg:x2="8.3cm" svg:y2="4.651cm" draw:start-shape="id1" draw:start-glue-point="0" draw:end-shape="id2" draw:end-glue-point="3" svg:d="M8700 5900c0-243-819-202-1383-454s-872-795 983-795" svg:viewBox="0 0 1818 1250">
          <text:p/>
        </draw:connector>
        <draw:connector draw:style-name="gr3" draw:text-style-name="P1" draw:layer="layout" draw:type="curve" svg:x1="13.2cm" svg:y1="6.65cm" svg:x2="18.1cm" svg:y2="2.65cm" draw:start-shape="id1" draw:start-glue-point="1" draw:end-shape="id3" draw:end-glue-point="1" svg:d="M13200 6650c8103 0 5653-4000 4900-4000" svg:viewBox="0 0 5840 4001">
          <text:p/>
        </draw:connector>
        <draw:custom-shape draw:style-name="gr4" draw:text-style-name="P4" draw:layer="layout" svg:width="2.7cm" svg:height="0.7cm" svg:x="15.4cm" svg:y="6.1cm">
          <text:p text:style-name="P1"><text:span text:style-name="T2">skos:broader</text:span></text:p>
          <draw:enhanced-geometry svg:viewBox="0 0 21600 21600" draw:type="rectangle" draw:enhanced-path="M 0 0 L 21600 0 21600 21600 0 21600 0 0 Z N"/>
        </draw:custom-shape>
        <draw:custom-shape draw:style-name="gr4" draw:text-style-name="P4" draw:layer="layout" svg:width="2.7cm" svg:height="0.7cm" svg:x="4.8cm" svg:y="4.4cm">
          <text:p text:style-name="P1"><text:span text:style-name="T2">skos:related</text:span></text:p>
          <draw:enhanced-geometry svg:viewBox="0 0 21600 21600" draw:type="rectangle" draw:enhanced-path="M 0 0 L 21600 0 21600 21600 0 21600 0 0 Z N"/>
        </draw:custom-shape>
        <draw:custom-shape draw:style-name="gr5" draw:text-style-name="P3" xml:id="id7" draw:id="id7" draw:layer="layout" svg:width="8.401cm" svg:height="1.5cm" svg:x="1cm" svg:y="1.901cm">
          <text:p text:style-name="P1"><text:span text:style-name="T1">http://dbpedia.org/resource/Budg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5cm" svg:height="1.8cm" svg:x="0.8cm" svg:y="0.4cm">
          <text:p text:style-name="P1">LOD Cloud</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1" draw:layer="layout" draw:type="line" svg:x1="8.7cm" svg:y1="7.4cm" svg:x2="3.75cm" svg:y2="9.8cm" draw:start-shape="id1" draw:start-glue-point="2" draw:end-shape="id4" draw:end-glue-point="0" svg:d="M8700 7400l-4950 2400" svg:viewBox="0 0 4951 2401">
          <text:p/>
        </draw:connector>
        <draw:custom-shape draw:style-name="gr7" draw:text-style-name="P3" xml:id="id4" draw:id="id4" draw:layer="layout" svg:width="6.3cm" svg:height="1.8cm" svg:x="0.6cm" svg:y="9.8cm">
          <text:p text:style-name="P1"><text:span text:style-name="T1">“</text:span><text:span text:style-name="T1">http://dados.gov.br</text:span></text:p>
          <text:p text:style-name="P1"><text:span text:style-name="T1">/dataset?tags=orçamento”</text:span></text:p>
          <draw:enhanced-geometry svg:viewBox="0 0 21600 21600" draw:type="rectangle" draw:enhanced-path="M 0 0 L 21600 0 21600 21600 0 21600 0 0 Z N"/>
        </draw:custom-shape>
        <draw:frame draw:style-name="gr8" draw:layer="layout" svg:width="12.3cm" svg:height="9.45cm" svg:x="16.7cm" svg:y="14.4cm">
          <draw:text-box>
            <text:p>Use cases:</text:p>
            <text:p>- Server:</text:p>
            <text:p>From the page of a tag, access ODPs that have that tag or similiars</text:p>
            <text:p/>
            <text:p>- ODP</text:p>
            <text:p>From a dataset, see similar portals whose datasets are tagged with similar tags</text:p>
          </draw:text-box>
        </draw:frame>
        <draw:custom-shape draw:style-name="gr7" draw:text-style-name="P3" xml:id="id5" draw:id="id5" draw:layer="layout" svg:width="6.6cm" svg:height="1.8cm" svg:x="12.6cm" svg:y="9.8cm">
          <text:p><text:span text:style-name="T1">“</text:span><text:span text:style-name="T1">https://beta.offenedaten.de/</text:span></text:p>
          <text:p><text:span text:style-name="T1">dataset?tags=haushalt”</text:span></text:p>
          <draw:enhanced-geometry svg:viewBox="0 0 21600 21600" draw:type="rectangle" draw:enhanced-path="M 0 0 L 21600 0 21600 21600 0 21600 0 0 Z N"/>
        </draw:custom-shape>
        <draw:connector draw:style-name="gr3" draw:text-style-name="P1" draw:layer="layout" draw:type="line" svg:x1="8.701cm" svg:y1="7.4cm" svg:x2="15.9cm" svg:y2="9.8cm" draw:end-shape="id5" draw:end-glue-point="0" svg:d="M8701 7400l7199 2400" svg:viewBox="0 0 7200 2401">
          <text:p/>
        </draw:connector>
        <draw:custom-shape draw:style-name="gr7" draw:text-style-name="P3" xml:id="id6" draw:id="id6" draw:layer="layout" svg:width="5.3cm" svg:height="1.8cm" svg:x="7.1cm" svg:y="9.8cm">
          <text:p><text:span text:style-name="T1">“</text:span><text:span text:style-name="T1">http://catalog.data.gov</text:span></text:p>
          <text:p><text:span text:style-name="T1">/dataset?tags=budget”</text:span></text:p>
          <draw:enhanced-geometry svg:viewBox="0 0 21600 21600" draw:type="rectangle" draw:enhanced-path="M 0 0 L 21600 0 21600 21600 0 21600 0 0 Z N"/>
        </draw:custom-shape>
        <draw:connector draw:style-name="gr3" draw:text-style-name="P1" draw:layer="layout" draw:type="line" svg:x1="8.701cm" svg:y1="7.4cm" svg:x2="9.75cm" svg:y2="9.8cm" draw:end-shape="id6" draw:end-glue-point="0" svg:d="M8701 7400l1049 2400" svg:viewBox="0 0 1050 2401">
          <text:p/>
        </draw:connector>
        <draw:custom-shape draw:style-name="gr4" draw:text-style-name="P4" draw:layer="layout" svg:width="5.7cm" svg:height="0.7cm" svg:x="6.1cm" svg:y="7.9cm">
          <text:p text:style-name="P1"><text:span text:style-name="T2">muto:taggedResource</text:span></text:p>
          <draw:enhanced-geometry svg:viewBox="0 0 21600 21600" draw:type="rectangle" draw:enhanced-path="M 0 0 L 21600 0 21600 21600 0 21600 0 0 Z N"/>
        </draw:custom-shape>
        <draw:connector draw:style-name="gr3" draw:text-style-name="P1" draw:layer="layout" draw:type="curve" draw:line-skew="0cm -1.078cm" svg:x1="4.2cm" svg:y1="6.65cm" svg:x2="5.2cm" svg:y2="3.401cm" draw:start-shape="id1" draw:start-glue-point="3" draw:end-shape="id7" draw:end-glue-point="2" svg:d="M4200 6650c-751 0-627-1539-189-2287s1189-704 1189-962" svg:viewBox="0 0 1542 3250">
          <text:p/>
        </draw:connector>
        <draw:custom-shape draw:style-name="gr4" draw:text-style-name="P4" draw:layer="layout" svg:width="3.7cm" svg:height="0.7cm" svg:x="0.6cm" svg:y="4.4cm">
          <text:p text:style-name="P1"><text:span text:style-name="T2">muto:tagMeaning</text:span></text:p>
          <draw:enhanced-geometry svg:viewBox="0 0 21600 21600" draw:type="rectangle" draw:enhanced-path="M 0 0 L 21600 0 21600 21600 0 21600 0 0 Z N"/>
        </draw:custom-shape>
        <draw:custom-shape draw:style-name="gr4" draw:text-style-name="P3" xml:id="id8" draw:id="id8" draw:layer="layout" svg:width="2.7cm" svg:height="1.1cm" svg:x="0.6cm" svg:y="8.3cm">
          <text:p text:style-name="P1"><text:span text:style-name="T1">“</text:span><text:span text:style-name="T1">Budget”</text:span></text:p>
          <draw:enhanced-geometry svg:viewBox="0 0 21600 21600" draw:type="rectangle" draw:enhanced-path="M 0 0 L 21600 0 21600 21600 0 21600 0 0 Z N"/>
        </draw:custom-shape>
        <draw:connector draw:style-name="gr3" draw:text-style-name="P1" draw:layer="layout" draw:type="curve" svg:x1="4.2cm" svg:y1="6.65cm" svg:x2="1.95cm" svg:y2="8.3cm" draw:start-shape="id1" draw:start-glue-point="3" draw:end-shape="id8" draw:end-glue-point="0" svg:d="M4200 6650c-1500 0-2250 550-2250 1650" svg:viewBox="0 0 2251 1651">
          <text:p/>
        </draw:connector>
        <draw:custom-shape draw:style-name="gr4" draw:text-style-name="P4" draw:layer="layout" svg:width="3cm" svg:height="0.7cm" svg:x="0.9cm" svg:y="6.8cm">
          <text:p text:style-name="P1"><text:span text:style-name="T2">muto:tagLabel</text:span></text:p>
          <draw:enhanced-geometry svg:viewBox="0 0 21600 21600" draw:type="rectangle" draw:enhanced-path="M 0 0 L 21600 0 21600 21600 0 21600 0 0 Z N"/>
        </draw:custom-shape>
        <draw:custom-shape draw:style-name="gr4" draw:text-style-name="P3" xml:id="id9" draw:id="id9" draw:layer="layout" svg:width="3cm" svg:height="1.1cm" svg:x="16cm" svg:y="8.2cm">
          <text:p text:style-name="P1"><text:span text:style-name="T1">“</text:span><text:span text:style-name="T1">Description”</text:span></text:p>
          <draw:enhanced-geometry svg:viewBox="0 0 21600 21600" draw:type="rectangle" draw:enhanced-path="M 0 0 L 21600 0 21600 21600 0 21600 0 0 Z N"/>
        </draw:custom-shape>
        <draw:connector draw:style-name="gr3" draw:text-style-name="P1" draw:layer="layout" draw:type="curve" svg:x1="13.2cm" svg:y1="6.65cm" svg:x2="16cm" svg:y2="8.75cm" draw:start-shape="id1" draw:start-glue-point="1" draw:end-shape="id9" svg:d="M13200 6650c2101 0 702 2100 2800 2100" svg:viewBox="0 0 2801 2101">
          <text:p/>
        </draw:connector>
        <draw:custom-shape draw:style-name="gr4" draw:text-style-name="P4" draw:layer="layout" svg:width="2.7cm" svg:height="0.7cm" svg:x="13.3cm" svg:y="7.3cm">
          <text:p text:style-name="P1"><text:span text:style-name="T2">dbo:abstract</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1" svg:font-family="Courier" style:font-family-generic="modern" style:font-pitch="fixed"/>
    <style:font-face style:name="LM Roman 10" svg:font-family="'LM Roman 10'" style:font-pitch="variable"/>
    <style:font-face style:name="Liberation Sans1" svg:font-family="'Liberation Sans'" style:font-pitch="variable"/>
    <style:font-face style:name="Courier" svg:font-family="Courier"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Gray" draw:display-name="Tango Gray" draw:style="linear" draw:start-color="#babdb6" draw:end-color="#555753" draw:start-intensity="100%" draw:end-intensity="100%" draw:angle="30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7cm" fo:page-height="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9-22T18:24:10.516139817</meta:creation-date>
    <dc:date>2016-04-02T14:23:56.698763576</dc:date>
    <meta:editing-duration>P1DT6H27M35S</meta:editing-duration>
    <meta:editing-cycles>76</meta:editing-cycles>
    <meta:generator>LibreOffice/4.2.8.2$Linux_X86_64 LibreOffice_project/420m0$Build-2</meta:generator>
    <meta:document-statistic meta:object-count="25"/>
  </office:meta>
</office:document-meta>
</file>